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Console" fo:font-size="10.5pt" style:text-underline-style="none" fo:font-weight="normal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sley van der Klomp</text:p>
      <text:p text:style-name="Standard">March 23, 2009</text:p>
      <text:p text:style-name="Standard">Program 5-3</text:p>
      <text:p text:style-name="Standard"/>
      <text:p text:style-name="Standard"/>
      <text:p text:style-name="Standard"/>
      <text:p text:style-name="P1">Output:</text:p>
      <text:p text:style-name="P1"/>
      <text:p text:style-name="P2">Daphne's simple interest: 5% a year</text:p>
      <text:p text:style-name="P2">Cleo's compound interest: 10% a year</text:p>
      <text:p text:style-name="P2"/>
      <text:p text:style-name="P2">Year: 1. <text:s text:c="2"/>Cleo's balance: <text:s/>100. <text:s text:c="3"/>Daphne's balance: <text:s/>100</text:p>
      <text:p text:style-name="P2">Year: 2. <text:s text:c="2"/>Cleo's balance: <text:s/>105. <text:s text:c="3"/>Daphne's balance: <text:s/>110</text:p>
      <text:p text:style-name="P2">Year: 3. <text:s text:c="2"/>Cleo's balance: <text:s/>110.25. <text:s text:c="3"/>Daphne's balance: <text:s/>120</text:p>
      <text:p text:style-name="P2">Year: 4. <text:s text:c="2"/>Cleo's balance: <text:s/>115.763. <text:s text:c="3"/>Daphne's balance: <text:s/>130</text:p>
      <text:p text:style-name="P2">Year: 5. <text:s text:c="2"/>Cleo's balance: <text:s/>121.551. <text:s text:c="3"/>Daphne's balance: <text:s/>140</text:p>
      <text:p text:style-name="P2">Year: 6. <text:s text:c="2"/>Cleo's balance: <text:s/>127.628. <text:s text:c="3"/>Daphne's balance: <text:s/>150</text:p>
      <text:p text:style-name="P2">Year: 7. <text:s text:c="2"/>Cleo's balance: <text:s/>134.01. <text:s text:c="3"/>Daphne's balance: <text:s/>160</text:p>
      <text:p text:style-name="P2">Year: 8. <text:s text:c="2"/>Cleo's balance: <text:s/>140.71. <text:s text:c="3"/>Daphne's balance: <text:s/>170</text:p>
      <text:p text:style-name="P2">Year: 9. <text:s text:c="2"/>Cleo's balance: <text:s/>147.746. <text:s text:c="3"/>Daphne's balance: <text:s/>180</text:p>
      <text:p text:style-name="P2">Year: 10. <text:s text:c="2"/>Cleo's balance: <text:s/>155.133. <text:s text:c="3"/>Daphne's balance: <text:s/>190</text:p>
      <text:p text:style-name="P2">Year: 11. <text:s text:c="2"/>Cleo's balance: <text:s/>162.889. <text:s text:c="3"/>Daphne's balance: <text:s/>200</text:p>
      <text:p text:style-name="P2">Year: 12. <text:s text:c="2"/>Cleo's balance: <text:s/>171.034. <text:s text:c="3"/>Daphne's balance: <text:s/>210</text:p>
      <text:p text:style-name="P2">Year: 13. <text:s text:c="2"/>Cleo's balance: <text:s/>179.586. <text:s text:c="3"/>Daphne's balance: <text:s/>220</text:p>
      <text:p text:style-name="P2">Year: 14. <text:s text:c="2"/>Cleo's balance: <text:s/>188.565. <text:s text:c="3"/>Daphne's balance: <text:s/>230</text:p>
      <text:p text:style-name="P2">Year: 15. <text:s text:c="2"/>Cleo's balance: <text:s/>197.993. <text:s text:c="3"/>Daphne's balance: <text:s/>240</text:p>
      <text:p text:style-name="P2">Year: 16. <text:s text:c="2"/>Cleo's balance: <text:s/>207.893. <text:s text:c="3"/>Daphne's balance: <text:s/>250</text:p>
      <text:p text:style-name="P2">Year: 17. <text:s text:c="2"/>Cleo's balance: <text:s/>218.287. <text:s text:c="3"/>Daphne's balance: <text:s/>260</text:p>
      <text:p text:style-name="P2">Year: 18. <text:s text:c="2"/>Cleo's balance: <text:s/>229.202. <text:s text:c="3"/>Daphne's balance: <text:s/>270</text:p>
      <text:p text:style-name="P2">Year: 19. <text:s text:c="2"/>Cleo's balance: <text:s/>240.662. <text:s text:c="3"/>Daphne's balance: <text:s/>280</text:p>
      <text:p text:style-name="P2">Year: 20. <text:s text:c="2"/>Cleo's balance: <text:s/>252.695. <text:s text:c="3"/>Daphne's balance: <text:s/>290</text:p>
      <text:p text:style-name="P2">Year: 21. <text:s text:c="2"/>Cleo's balance: <text:s/>265.33. <text:s text:c="3"/>Daphne's balance: <text:s/>300</text:p>
      <text:p text:style-name="P2">Year: 22. <text:s text:c="2"/>Cleo's balance: <text:s/>278.596. <text:s text:c="3"/>Daphne's balance: <text:s/>310</text:p>
      <text:p text:style-name="P2">Year: 23. <text:s text:c="2"/>Cleo's balance: <text:s/>292.526. <text:s text:c="3"/>Daphne's balance: <text:s/>320</text:p>
      <text:p text:style-name="P2">Year: 24. <text:s text:c="2"/>Cleo's balance: <text:s/>307.152. <text:s text:c="3"/>Daphne's balance: <text:s/>330</text:p>
      <text:p text:style-name="P2">Year: 25. <text:s text:c="2"/>Cleo's balance: <text:s/>322.51. <text:s text:c="3"/>Daphne's balance: <text:s/>340</text:p>
      <text:p text:style-name="P2">Year: 26. <text:s text:c="2"/>Cleo's balance: <text:s/>338.635. <text:s text:c="3"/>Daphne's balance: <text:s/>350</text:p>
      <text:p text:style-name="P2">Year: 27. <text:s text:c="2"/>Cleo's balance: <text:s/>355.567. <text:s text:c="3"/>Daphne's balance: <text:s/>360</text:p>
      <text:p text:style-name="P2"/>
      <text:p text:style-name="P2"/>
      <text:p text:style-name="P2">It would take 27 years for Cleo to pass Daphne.</text:p>
      <text:p text:style-name="P2">Cleo's balance: <text:s/>$373.346</text:p>
      <text:p text:style-name="P2">Daphne's balance: <text:s/>$370</text:p>
      <text:p text:style-name="P2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3T16:44:41.74</meta:creation-date>
    <meta:document-statistic meta:table-count="0" meta:image-count="0" meta:object-count="0" meta:page-count="1" meta:paragraph-count="37" meta:word-count="262" meta:character-count="1928"/>
    <dc:date>2009-03-23T16:47:57.02</dc:date>
    <meta:editing-duration>PT00H03M15S</meta:editing-duration>
    <meta:editing-cycles>1</meta:editing-cycles>
    <meta:generator>OpenOffice.org/3.0$Win32 OpenOffice.org_project/300m9$Build-9358</meta:generator>
  </office:meta>
</office:document-meta>
</file>